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Line_20_Style_20_1" svg:stroke-color="#000000" draw:marker-start="" draw:marker-end="Triangle_20_unfilled" draw:marker-end-width="0.8cm" draw:fill="none" draw:fill-color="#ffffff" draw:textarea-vertical-align="middle"/>
    </style:style>
    <style:style style:name="gr5" style:family="graphic" style:parent-style-name="objectwithoutfill">
      <style:graphic-properties draw:stroke="dash" draw:stroke-dash="čáry" draw:marker-end="Triangle_20_unfilled" draw:marker-end-width="0.8cm" draw:fill="none" draw:textarea-vertical-align="middle"/>
    </style:style>
    <style:style style:name="gr6" style:family="graphic" style:parent-style-name="objectwithoutfill">
      <style:graphic-properties draw:marker-end="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5.2cm" svg:height="2cm" svg:x="3.3cm" svg:y="3.6cm">
          <text:p text:style-name="P1">BasePrese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8cm" svg:height="9.3cm" svg:x="2.3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2cm" svg:height="2cm" svg:x="3.3cm" svg:y="3.6cm">
          <text:p text:style-name="P1">Base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cm" svg:height="2cm" svg:x="12.1cm" svg:y="9.2cm">
          <text:p text:style-name="P1">Pasters</text:p>
          <draw:enhanced-geometry svg:viewBox="0 0 21600 21600" draw:type="rectangle" draw:enhanced-path="M 0 0 L 21600 0 21600 21600 0 21600 0 0 Z N"/>
        </draw:custom-shape>
        <draw:frame draw:style-name="gr3" draw:layer="layout" svg:width="2.542cm" svg:height="0.962cm" svg:x="16.058cm" svg:y="3.138cm">
          <draw:text-box>
            <text:p>Modely</text:p>
          </draw:text-box>
        </draw:frame>
        <draw:connector draw:style-name="gr4" draw:text-style-name="P1" draw:layer="layout" svg:x1="5.9cm" svg:y1="5.6cm" svg:x2="14.7cm" svg:y2="9.2cm" draw:start-shape="id1" draw:start-glue-point="2" draw:end-shape="id2" svg:d="M5900 5600v1800h8800v1800" svg:viewBox="0 0 8801 3601">
          <text:p/>
        </draw:connector>
        <draw:custom-shape draw:style-name="gr1" draw:text-style-name="P1" xml:id="id3" draw:id="id3" draw:layer="layout" svg:width="5.2cm" svg:height="2cm" svg:x="4cm" svg:y="9.2cm">
          <text:p text:style-name="P1">UserManag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9cm" svg:y1="5.6cm" svg:x2="6.6cm" svg:y2="9.2cm" draw:start-shape="id1" draw:start-glue-point="2" draw:end-shape="id3" svg:d="M5900 5600v1800h700v1800" svg:viewBox="0 0 701 3601">
          <text:p/>
        </draw:connector>
        <draw:line draw:style-name="gr6" draw:text-style-name="P1" draw:layer="layout" svg:x1="12.1cm" svg:y1="10.2cm" svg:x2="9.2cm" svg:y2="10.2cm">
          <text:p/>
        </draw:line>
        <draw:frame draw:style-name="gr7" draw:layer="layout" svg:width="0.853cm" svg:height="0.962cm" svg:x="9.247cm" svg:y="10.5cm">
          <draw:text-box>
            <text:p>1</text:p>
          </draw:text-box>
        </draw:frame>
        <draw:frame draw:style-name="gr3" draw:layer="layout" svg:width="1.632cm" svg:height="0.962cm" svg:x="10.6cm" svg:y="10.538cm">
          <draw:text-box>
            <text:p>0.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2="1" draw:dots2-length="2cm" draw:distance="0.4cm"/>
    <draw:stroke-dash draw:name="čáry" draw:style="rect" draw:dots2="1" draw:dots2-length="1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mo </meta:initial-creator>
    <meta:creation-date>2015-12-26T16:55:06.601126903</meta:creation-date>
    <meta:generator>LibreOffice/4.2.8.2$Linux_X86_64 LibreOffice_project/420m0$Build-2</meta:generator>
    <dc:date>2015-12-27T13:00:25.637950976</dc:date>
    <dc:creator>nemo </dc:creator>
    <meta:editing-duration>PT6M15S</meta:editing-duration>
    <meta:editing-cycles>4</meta:editing-cycles>
    <meta:document-statistic meta:object-count="11"/>
  </office:meta>
</office:document-meta>
</file>